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6cm" svg:height="2.3cm" svg:x="9.1cm" svg:y="15.6cm">
          <text:p text:style-name="P1">Regelung &amp; Steueru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3.9cm" svg:height="2.2cm" svg:x="1.7cm" svg:y="1cm">
          <text:p text:style-name="P1">Grundgerü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11.6cm" svg:height="2cm" svg:x="2.4cm" svg:y="8.6cm">
          <text:p text:style-name="P1">Motortreib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11.2cm" svg:height="2.3cm" svg:x="2.6cm" svg:y="11.9cm">
          <text:p text:style-name="P1">Sensori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5.5cm" svg:height="2.6cm" svg:x="0.9cm" svg:y="4.4cm">
          <text:p text:style-name="P1">Stromversorgu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.1cm" svg:height="2.3cm" svg:x="8.7cm" svg:y="4.7cm">
          <text:p text:style-name="P1">Funkverbindu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3.3cm" svg:height="2.1cm" svg:x="10.8cm" svg:y="18.9cm">
          <text:p text:style-name="P1">IP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9" draw:id="id9" draw:layer="layout" svg:width="6.06cm" svg:height="2.14cm" svg:x="9.44cm" svg:y="25.76cm">
          <text:p text:style-name="P1">Wegfindungsalg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8" draw:id="id8" draw:layer="layout" svg:width="3.3cm" svg:height="2cm" svg:x="10.8cm" svg:y="22.7cm"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4.7cm" svg:height="2.4cm" svg:x="1.6cm" svg:y="15.6cm">
          <text:p text:style-name="P1">Abwur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1cm" svg:height="19.8cm" svg:x="17.4cm" svg:y="8.5cm">
          <text:p text:style-name="P1">Flugtes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3.65cm" svg:y1="3.2cm" svg:x2="3.65cm" svg:y2="4.4cm" draw:start-shape="id1" draw:start-glue-point="6" draw:end-shape="id2" draw:end-glue-point="4" svg:d="m3650 3200v1200">
          <text:p/>
        </draw:connector>
        <draw:connector draw:style-name="gr2" draw:text-style-name="P1" draw:layer="layout" svg:x1="3.65cm" svg:y1="7cm" svg:x2="8.2cm" svg:y2="8.6cm" draw:start-shape="id2" draw:start-glue-point="6" draw:end-shape="id3" draw:end-glue-point="4" svg:d="m3650 7000v801h4550v799">
          <text:p/>
        </draw:connector>
        <draw:connector draw:style-name="gr2" draw:text-style-name="P1" draw:layer="layout" svg:x1="11.75cm" svg:y1="7cm" svg:x2="8.2cm" svg:y2="8.6cm" draw:start-shape="id4" draw:start-glue-point="6" draw:end-shape="id3" draw:end-glue-point="4" svg:d="m11750 7000v801h-3550v799">
          <text:p/>
        </draw:connector>
        <draw:connector draw:style-name="gr2" draw:text-style-name="P1" draw:layer="layout" svg:x1="8.2cm" svg:y1="10.6cm" svg:x2="8.2cm" svg:y2="11.9cm" draw:start-shape="id3" draw:start-glue-point="6" draw:end-shape="id5" draw:end-glue-point="4" svg:d="m8200 10600v1300">
          <text:p/>
        </draw:connector>
        <draw:connector draw:style-name="gr2" draw:text-style-name="P1" draw:layer="layout" svg:x1="8.2cm" svg:y1="14.2cm" svg:x2="3.95cm" svg:y2="15.6cm" draw:start-shape="id5" draw:start-glue-point="6" draw:end-shape="id6" draw:end-glue-point="4" svg:d="m8200 14200v701h-4250v699">
          <text:p/>
        </draw:connector>
        <draw:connector draw:style-name="gr2" draw:text-style-name="P1" draw:layer="layout" svg:x1="12.45cm" svg:y1="21cm" svg:x2="12.45cm" svg:y2="22.7cm" draw:start-shape="id7" draw:start-glue-point="6" draw:end-shape="id8" draw:end-glue-point="4" svg:d="m12450 21000v1700">
          <text:p/>
        </draw:connector>
        <draw:connector draw:style-name="gr2" draw:text-style-name="P1" draw:layer="layout" svg:x1="12.45cm" svg:y1="24.7cm" svg:x2="12.47cm" svg:y2="25.76cm" draw:start-shape="id8" draw:start-glue-point="6" draw:end-shape="id9" draw:end-glue-point="4" svg:d="m12450 24700v531h20v529">
          <text:p/>
        </draw:connector>
        <draw:connector draw:style-name="gr2" draw:text-style-name="P1" draw:layer="layout" svg:x1="8.2cm" svg:y1="14.2cm" svg:x2="12.4cm" svg:y2="15.6cm" draw:start-shape="id5" draw:start-glue-point="6" draw:end-shape="id10" svg:d="m8200 14200v701h4200v699">
          <text:p/>
        </draw:connector>
        <draw:connector draw:style-name="gr2" draw:text-style-name="P1" draw:layer="layout" svg:x1="12.4cm" svg:y1="17.9cm" svg:x2="12.45cm" svg:y2="18.9cm" draw:start-shape="id10" draw:start-glue-point="6" draw:end-shape="id7" draw:end-glue-point="4" svg:d="m12400 17900v501h50v499">
          <text:p/>
        </draw:connector>
        <draw:line draw:style-name="gr3" draw:text-style-name="P1" draw:layer="layout" svg:x1="-1.1cm" svg:y1="1cm" svg:x2="-1.1cm" svg:y2="28.4cm">
          <text:p/>
        </draw:line>
        <draw:custom-shape draw:style-name="gr1" draw:text-style-name="P1" draw:layer="layout" svg:width="4.9cm" svg:height="1.8cm" svg:x="-6.2cm" svg:y="13.6cm">
          <text:p text:style-name="P1">Zeitachse</text:p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line draw:style-name="gr2" draw:text-style-name="P1" draw:layer="layout" svg:x1="-1.1cm" svg:y1="27.1cm" svg:x2="-1.1cm" svg:y2="2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size="24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ndoff </meta:initial-creator>
    <meta:creation-date>2014-04-24T13:30:37</meta:creation-date>
    <dc:date>2014-04-24T14:46:10</dc:date>
    <dc:creator>Kenndoff </dc:creator>
    <meta:editing-duration>PT43M40S</meta:editing-duration>
    <meta:editing-cycles>1</meta:editing-cycles>
    <meta:document-statistic meta:object-count="23"/>
    <meta:generator>LibreOffice/3.5$Linux_X86_64 LibreOffice_project/350m1$Build-2</meta:generator>
  </office:meta>
</office:document-meta>
</file>